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5566" officeooo:paragraph-rsid="00185566"/>
    </style:style>
    <style:style style:name="P2" style:family="paragraph" style:parent-style-name="Standard">
      <style:text-properties officeooo:rsid="00185566" officeooo:paragraph-rsid="001a2aa0"/>
    </style:style>
    <style:style style:name="P3" style:family="paragraph" style:parent-style-name="Standard">
      <style:text-properties style:font-name="Courier New" officeooo:rsid="00185566" officeooo:paragraph-rsid="00185566"/>
    </style:style>
    <style:style style:name="P4" style:family="paragraph" style:parent-style-name="Standard">
      <style:text-properties officeooo:rsid="001a2408" officeooo:paragraph-rsid="001a2408"/>
    </style:style>
    <style:style style:name="P5" style:family="paragraph" style:parent-style-name="Standard">
      <style:text-properties officeooo:rsid="001a2408" officeooo:paragraph-rsid="001a2aa0"/>
    </style:style>
    <style:style style:name="P6" style:family="paragraph" style:parent-style-name="Standard">
      <style:text-properties fo:font-weight="bold" officeooo:rsid="001a2408" officeooo:paragraph-rsid="001a2408" style:font-weight-asian="bold" style:font-weight-complex="bold"/>
    </style:style>
    <style:style style:name="P7" style:family="paragraph" style:parent-style-name="Standard">
      <style:text-properties fo:font-weight="bold" officeooo:rsid="001c537a" officeooo:paragraph-rsid="001c537a" style:font-weight-asian="bold" style:font-weight-complex="bold"/>
    </style:style>
    <style:style style:name="P8" style:family="paragraph" style:parent-style-name="Standard">
      <style:text-properties fo:font-weight="bold" officeooo:rsid="001b6d5d" officeooo:paragraph-rsid="001b6d5d" style:font-weight-asian="bold" style:font-weight-complex="bold"/>
    </style:style>
    <style:style style:name="P9" style:family="paragraph" style:parent-style-name="Standard">
      <style:text-properties officeooo:paragraph-rsid="001b6d5d"/>
    </style:style>
    <style:style style:name="P10" style:family="paragraph" style:parent-style-name="Standard" style:list-style-name="L2">
      <style:text-properties officeooo:paragraph-rsid="001b6d5d"/>
    </style:style>
    <style:style style:name="P11" style:family="paragraph" style:parent-style-name="Standard" style:list-style-name="L2">
      <style:text-properties officeooo:rsid="001b6d5d" officeooo:paragraph-rsid="001b6d5d"/>
    </style:style>
    <style:style style:name="P12" style:family="paragraph" style:parent-style-name="Standard">
      <style:text-properties officeooo:rsid="001b6d5d" officeooo:paragraph-rsid="001b6d5d"/>
    </style:style>
    <style:style style:name="P13" style:family="paragraph" style:parent-style-name="Standard" style:list-style-name="L3">
      <style:text-properties officeooo:rsid="001b6d5d" officeooo:paragraph-rsid="001e2471"/>
    </style:style>
    <style:style style:name="P14" style:family="paragraph" style:parent-style-name="Standard">
      <style:text-properties officeooo:rsid="001c537a" officeooo:paragraph-rsid="001c537a"/>
    </style:style>
    <style:style style:name="P15" style:family="paragraph" style:parent-style-name="Standard">
      <style:text-properties fo:font-weight="normal" officeooo:rsid="001c537a" officeooo:paragraph-rsid="001c537a" style:font-weight-asian="normal" style:font-weight-complex="normal"/>
    </style:style>
    <style:style style:name="P16" style:family="paragraph" style:parent-style-name="Standard" style:list-style-name="L3">
      <style:text-properties officeooo:paragraph-rsid="001c537a"/>
    </style:style>
    <style:style style:name="P17" style:family="paragraph" style:parent-style-name="Standard" style:list-style-name="L3">
      <style:text-properties officeooo:rsid="001c91b0" officeooo:paragraph-rsid="001c91b0"/>
    </style:style>
    <style:style style:name="P18" style:family="paragraph" style:parent-style-name="Standard" style:list-style-name="L3">
      <style:text-properties officeooo:rsid="001e2471" officeooo:paragraph-rsid="001e2471"/>
    </style:style>
    <style:style style:name="T1" style:family="text">
      <style:text-properties officeooo:rsid="00185566"/>
    </style:style>
    <style:style style:name="T2" style:family="text">
      <style:text-properties fo:font-style="italic" style:font-style-asian="italic" style:font-style-complex="italic"/>
    </style:style>
    <style:style style:name="T3" style:family="text">
      <style:text-properties officeooo:rsid="001a2aa0"/>
    </style:style>
    <style:style style:name="T4" style:family="text">
      <style:text-properties officeooo:rsid="001c537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gemein</text:p>
      <text:p text:style-name="P1"/>
      <text:p text:style-name="P6">Symbol</text:p>
      <text:p text:style-name="P1">Ein Symbol ist ein quadratisches Element welches acht <text:span text:style-name="T3">möglichen Verbindungspunkte</text:span> hat von denen mindestens 1 und maximal 4 besetzt sind. </text:p>
      <text:p text:style-name="P2">Die <text:span text:style-name="T3">belegten</text:span> <text:span text:style-name="T3">Verbindungspunkte</text:span> beschreiben das Symbol und dessen Eigenschaften.</text:p>
      <text:p text:style-name="P2"><text:tab/>Eine besetzte<text:span text:style-name="T3">r</text:span> <text:span text:style-name="T3">Verbindungspunkt</text:span>: Prellbock bzw. Gleisende</text:p>
      <text:p text:style-name="P2"><text:s text:c="12"/>Zwei besetzt<text:span text:style-name="T3">e</text:span> <text:span text:style-name="T3">Verbindungspunkte</text:span>: grades oder gebogenes Gleisende</text:p>
      <text:p text:style-name="P2"><text:s text:c="12"/>Drei besetzt<text:span text:style-name="T3">e</text:span> <text:span text:style-name="T3">Verbindungspunkte</text:span>: Weiche</text:p>
      <text:p text:style-name="P2"><text:s text:c="12"/>Vier besetzt<text:span text:style-name="T3">e</text:span> <text:span text:style-name="T3">Verbindungspunkte</text:span>: Dreiwegweiche, Kreuzung</text:p>
      <text:p text:style-name="P1"/>
      <text:p text:style-name="P2">Die <text:span text:style-name="T3">Verbindungspunkte (innere Zahlen: Bit-Nummer, äußeren Zahlen: Bit-Werte) </text:span><text:s/>sind wie folgt beschrieben und weisen folgende Werte <text:span text:style-name="T3">auf</text:span>:</text:p>
      <text:p text:style-name="P1"/>
      <text:p text:style-name="P3">128 <text:s text:c="4"/>1 <text:s text:c="5"/>2</text:p>
      <text:p text:style-name="P3"><text:s text:c="2"/>\ <text:s text:c="4"/>| <text:s text:c="3"/>/</text:p>
      <text:p text:style-name="P3"><text:s text:c="4"/>7 <text:s text:c="2"/>0 <text:s text:c="2"/>1</text:p>
      <text:p text:style-name="P3"/>
      <text:p text:style-name="P3">64- 6 <text:s text:c="6"/>2 - 4</text:p>
      <text:p text:style-name="P3"/>
      <text:p text:style-name="P3"><text:s text:c="4"/>5 <text:s text:c="2"/>4 <text:s text:c="2"/>3</text:p>
      <text:p text:style-name="P3"><text:s text:c="2"/>/ <text:s text:c="4"/>| <text:s text:c="4"/>\</text:p>
      <text:p text:style-name="P3">32 <text:s text:c="5"/>16 <text:s text:c="5"/>8</text:p>
      <text:p text:style-name="P1"/>
      <text:p text:style-name="P1"/>
      <text:p text:style-name="P3">enum Direction {</text:p>
      <text:p text:style-name="P3"><text:s text:c="4"/>UNSET <text:s text:c="7"/>= 0,</text:p>
      <text:p text:style-name="P3"><text:s text:c="4"/>TOP <text:s text:c="9"/>= 1,</text:p>
      <text:p text:style-name="P3"><text:s text:c="4"/>TOP_RIGHT <text:s text:c="3"/>= 2,</text:p>
      <text:p text:style-name="P3"><text:s text:c="4"/>RIGHT <text:s text:c="7"/>= 4,</text:p>
      <text:p text:style-name="P3"><text:s text:c="4"/>BOTTOM_RIGHT = 8,</text:p>
      <text:p text:style-name="P3"/>
      <text:p text:style-name="P3"><text:s text:c="4"/>BOTTOM <text:s text:c="6"/>= 16,</text:p>
      <text:p text:style-name="P3"><text:s text:c="4"/>BOTTOM_LEFT <text:s/>= 32,</text:p>
      <text:p text:style-name="P3"><text:s text:c="4"/>LEFT <text:s text:c="8"/>= 64,</text:p>
      <text:p text:style-name="P3"><text:s text:c="4"/>TOP_LEFT <text:s text:c="4"/>= 128</text:p>
      <text:p text:style-name="P3">};</text:p>
      <text:p text:style-name="P3"/>
      <text:p text:style-name="P2"><text:span text:style-name="T2">Beispiel</text:span>: <text:tab/>Ein Symbol bei welchem die <text:span text:style-name="T3">Verbindungspunkte</text:span> 6 und 2 (LEFT und RIGHT) besetzt <text:tab/><text:tab/>sind weißt den <text:span text:style-name="T3">Bit-</text:span>Wert 68 auf und beschreibt somit ein gerades, waagerechtes Gleis.</text:p>
      <text:p text:style-name="P2"><text:tab/><text:tab/></text:p>
      <text:p text:style-name="P2"><text:tab/><text:tab/>Ein Symbol bei welchem die <text:bookmark-start text:name="__DdeLink__9_1915872851"/><text:span text:style-name="T3">Verbindungspunkte</text:span><text:bookmark-end text:name="__DdeLink__9_1915872851"/> 6, 2 und 1 (LEFT, RIGHT und <text:tab/><text:tab/><text:tab/>TOP_RIGHT) besetzt sind weißt den <text:span text:style-name="T3">Bit-</text:span>Wert 70 auf und beschreibt somit eine nach <text:tab/><text:tab/>links abzweigende Weiche.</text:p>
      <text:p text:style-name="P1"/>
      <text:p text:style-name="P4">Ein Symbol kann somit in einem Byte abgespeichert werden. Durch Rotation der Bits kann das Symbol gedreht werden. Somit kann relativ simple geprüft werden, um was es sich für ein Symbol handelt. </text:p>
      <text:p text:style-name="P4"/>
      <text:p text:style-name="P5"><text:span text:style-name="T2">Beispiel</text:span>:<text:tab/>Bei einem Prellbock ist di<text:span text:style-name="T3">er Verbindungspunkte</text:span> 3 (BOTTOM_RIGHT) gesetz. </text:p>
      <text:p text:style-name="P5"><text:tab/><text:tab/>Das Symbol wird maximal 8 mal gedreht und mit TOP verglichen. Nach dem 5 mal <text:tab/><text:tab/>drehen ergibt sich eine exakte Übereinstimmung → Beim Symbol handelt es sich um <text:tab/><text:tab/>einen Prellbock!</text:p>
      <text:p text:style-name="P1"><text:soft-page-break/></text:p>
      <text:p text:style-name="P1"/>
      <text:p text:style-name="P6">Gleisplan</text:p>
      <text:p text:style-name="P1"/>
      <text:p text:style-name="P9"><text:span text:style-name="T1">Ein Gleisplan setzt sich aus Symbolen zusammen. Ein Gleisplan ist valide wenn: </text:span></text:p>
      <text:list xml:id="list4446557301890843047" text:style-name="L2">
        <text:list-item>
          <text:p text:style-name="P10"><text:span text:style-name="T1">sich die in ihm befindlichen Symbole keine offenen Verbindungspunkte mehr aufweisen.</text:span></text:p>
        </text:list-item>
        <text:list-item>
          <text:p text:style-name="P11">Einen geschlossen Gleisplan ergeben. D.h. alle Symbole über die Verbindungspunkte miteinander verbunden sind.</text:p>
        </text:list-item>
      </text:list>
      <text:p text:style-name="P1"/>
      <text:p text:style-name="P12">Jede Menge von geraden und gebogenen Symbolen die unmittelbar mit <text:span text:style-name="T1">Verbindungspunkte</text:span>n verbunden sind werden als Abschnitt bezeichnet. Jeder Abschnitt beinhalten mindestens einen Block. Jeder Abschnitt ist über Weichen mit weiteren Abschnitten verbunden oder endet mit einem Prellbock.</text:p>
      <text:p text:style-name="P12"/>
      <text:p text:style-name="P12"/>
      <text:p text:style-name="P8">Block</text:p>
      <text:p text:style-name="P12"/>
      <text:p text:style-name="P14">Jeder Block beinhaltet: </text:p>
      <text:list xml:id="list5337136017077211324" text:style-name="L3">
        <text:list-item>
          <text:p text:style-name="P16"><text:span text:style-name="T4">eine Rückmeldung, die angibt, ob sich ein Zug im Block befindet.</text:span></text:p>
        </text:list-item>
        <text:list-item>
          <text:p text:style-name="P17">einen Kontakt, der Auslöst, sobald ein Zug drüberfährt. Dieser veranlasst ggf. das Abbremsen des Zuges wenn der darauffolgende Block belegt ist.</text:p>
        </text:list-item>
        <text:list-item>
          <text:p text:style-name="P13">maximal einen Zug.</text:p>
        </text:list-item>
        <text:list-item>
          <text:p text:style-name="P18">einen vorhergehenden und einen nachfolgenden Block. Außer der Block endet mit einem Prellbock. Vorhergehender und nachfolgender Block können ggf. durch Weichenstellung varieiren.</text:p>
        </text:list-item>
        <text:list-item>
          <text:p text:style-name="P18">Ein Signal welches die Weiterfahrt in den nachfolgenden Block ermöglicht.</text:p>
        </text:list-item>
      </text:list>
      <text:p text:style-name="P14"/>
      <text:p text:style-name="P12"/>
      <text:p text:style-name="P12"/>
      <text:p text:style-name="P12"/>
      <text:p text:style-name="P12"/>
      <text:p text:style-name="P12"/>
      <text:p text:style-name="P12"/>
      <text:p text:style-name="P7">Links</text:p>
      <text:p text:style-name="P14"><text:a xlink:type="simple" xlink:href="http://www.stellwerke.de/grund/seite1_n.html" text:style-name="Internet_20_link" text:visited-style-name="Visited_20_Internet_20_Link"/></text:p>
      <text:p text:style-name="P14"><text:a xlink:type="simple" xlink:href="http://www.stellwerke.de/grund/seite1_n.html" text:style-name="Internet_20_link" text:visited-style-name="Visited_20_Internet_20_Link">http://www.stellwerke.de/grund/seite1_n.html</text:a></text:p>
      <text:p text:style-name="P14"/>
      <text:p text:style-name="P12"/>
      <text:p text:style-name="P7">Todo</text:p>
      <text:p text:style-name="P15"/>
      <text:p text:style-name="P15">Berücksichtigung von Drehscheibe und Schiebebühn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22:30:51.583753456</meta:creation-date>
    <dc:date>2018-10-13T00:07:38.854371171</dc:date>
    <meta:editing-duration>PT19M16S</meta:editing-duration>
    <meta:editing-cycles>1</meta:editing-cycles>
    <meta:document-statistic meta:table-count="0" meta:image-count="0" meta:object-count="0" meta:page-count="2" meta:paragraph-count="49" meta:word-count="412" meta:character-count="2933" meta:non-whitespace-character-count="2374"/>
    <meta:generator>LibreOffice/5.1.6.2$Linux_X86_64 LibreOffice_project/10m0$Build-2</meta:generator>
  </office:meta>
</office:document-meta>
</file>